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80" style:font-name="Arial1" fo:font-size="10pt"/>
    </style:style>
    <style:style style:name="P2" style:family="paragraph" style:parent-style-name="Text_20_body">
      <style:text-properties fo:color="#000080"/>
    </style:style>
    <style:style style:name="P3" style:family="paragraph" style:parent-style-name="Text_20_body">
      <style:text-properties fo:color="#000080" style:font-name="Arial1" fo:font-size="10pt"/>
    </style:style>
    <style:style style:name="P4" style:family="paragraph" style:parent-style-name="Text_20_body">
      <style:text-properties style:font-name="Times New Roman1" fo:font-size="12pt"/>
    </style:style>
    <style:style style:name="T1" style:family="text">
      <style:text-properties fo:font-style="italic"/>
    </style:style>
    <style:style style:name="T2" style:family="text">
      <style:text-properties fo:color="#000080"/>
    </style:style>
    <style:style style:name="T3" style:family="text">
      <style:text-properties fo:color="#000080" style:font-name="Arial1" fo:font-size="10pt"/>
    </style:style>
    <style:style style:name="T4" style:family="text">
      <style:text-properties fo:color="#000080" style:text-position="-33% 80%" style:font-name="Arial1" fo:font-size="10pt"/>
    </style:style>
    <style:style style:name="T5" style:family="text">
      <style:text-properties fo:color="#5b10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om<text:bookmark text:name="upi2"/>: <text:s/><text:span text:style-name="T5">Kunz Margit</text:span> &lt;<text:a xlink:type="simple" xlink:href="mailto:m.kunz@studentenwerk-saarland.de">m.kunz@studentenwerk-saarland.de</text:a>&gt; to<text:bookmark text:name="upi1"/>: p.braun@lte.uni-saarland.de<text:line-break/>cc<text:bookmark text:name="upi"/>ntilau@gmail.com<text:line-break/>date: Fri, Aug 7, 2009 at 3:09 Pmsubject: AW: Appartment </text:p>
      <text:p text:style-name="P3"/>
      <text:p text:style-name="P3">Hallo Herr Ntibarikure,</text:p>
      <text:p text:style-name="P2"> </text:p>
      <text:p text:style-name="P3">Ihre Antragsunterlagen sind vollständig hier eingegangen. Ich kann Ihnen auch ein Appartement vom 1.10.2009 bis 28.02.2010 anbieten. Der Mietpreis beträgt 224,00 € genauso wie das Zimmer ab 1.09.2009, nicht wie Frau Braun geschrieben hat 124 €.</text:p>
      <text:p text:style-name="P2"> </text:p>
      <text:p text:style-name="P3">Zur endgültigen Reservierung überweisen Sie bitte die Kaution (€ 249,00 €) sowie die erste Miete (224,00 €) bis spätestens 31.08.2009. Unsere Kontoangaben sind wie folgt: HYPOVEREINSBANK SAARBRÜCKEN;<text:span text:style-name="T1">Konto-Nr. 8.750.009, BLZ 59020090. Für eine EU-Überweisung verwenden Sie bitte folgende Angaben:</text:span></text:p>
      <text:p text:style-name="P4">IBAN: DE 60 5902 0090 0008 7500 09; SWIFT/BIC: HYVEDEMM432.</text:p>
      <text:p text:style-name="Text_20_body"> </text:p>
      <text:p text:style-name="P4">Bitte entscheiden Sie schnell und geben mir Ihre endgültige Antwort bis 13.08.2009.</text:p>
      <text:p text:style-name="P2"> </text:p>
      <text:p text:style-name="Text_20_body"><text:span text:style-name="T3">Mit freundlichen Grüßen<text:line-break/></text:span><text:span text:style-name="T2"><text:line-break/><text:line-break/><text:line-break/></text:span><text:span text:style-name="T3">______________________________<text:line-break/>Studentenwerk im Saarland e.V.<text:line-break/>Campus, Gebäude D4.</text:span><text:span text:style-name="T4">1</text:span><text:span text:style-name="T3"><text:line-break/>66123 Saarbrücken<text:line-break/>Mail: </text:span><text:a xlink:type="simple" xlink:href="mailto:m.kunz@studentenwerk-saarland.de" office:target-frame-name="_blank" xlink:show="new"><text:span text:style-name="T3">m.kunz@studentenwerk-saarland.de</text:span></text:a><text:span text:style-name="T3"><text:line-break/>Web: </text:span><text:a xlink:type="simple" xlink:href="http://www.studentenwerk-saarland.de/" office:target-frame-name="_blank" xlink:show="new"><text:span text:style-name="T3">www.studentenwerk-saarland.de</text:span></text:a><text:span text:style-name="T3"><text:line-break/>Telefon: +49 (0)681/302-2581<text:line-break/>Fax: +49 (0)681/302-2890<text:line-break/>Amtsgericht Saarbrücken VR 2229<text:line-break/>Steuernummer 040/140/09022<text:line-break/>USt-IdNr. DE 138 117 386</text:span></text:p>
      <text:p text:style-name="Standard">=======================================================================</text:p>
      <text:p text:style-name="Standard"/>
      <text:p text:style-name="Standard">Ciao Mr. Ntibarikure, <text:line-break/><text:line-break/>  <text:line-break/><text:line-break/>La tua domanda ha ricevuto i documenti sono in piena qui. Sono in grado di darvi un appartamento dal 1/10/2009 fino al 28/02/2010 offrire. L'affitto è pari a € 224,00, come le camere da 1/09/2009, non come la signora Brown ha scritto 124 €. <text:line-break/><text:line-break/>  <text:line-break/><text:line-break/>Per prenotazioni si prega di trasferimento definitivo del deposito cauzionale (€ 249,00 €) e il primo affitto (224,00 €) entro e non oltre il 31/08/2009. Il nostro conto sono i seguenti: HypoVereinsbank SAARBRUCKEN; account no. 8750009, BLZ 59020090 th Verso un bonifico bancario, si prega di utilizzare le seguenti informazioni: <text:line-break/><text:line-break/>IBAN: DE60 5902 0090 0008 7500 09, SWIFT / BIC: HYVEDEMM432. <text:line-break/><text:soft-page-break/><text:line-break/>  <text:line-break/><text:line-break/>Si prega di scegliere in modo rapido e dammi la tua risposta definitiva fino al 13/08/2009. </text:p>
      <text:p text:style-name="Standard"/>
      <text:p text:style-name="Standard"/>
      <text:p text:style-name="Standard">Hello Mr. Ntibarikure, <text:line-break/><text:line-break/>  <text:line-break/><text:line-break/>Your application documents are received in full here. I can give you an apartment from 1.10.2009 until 28.02.2010 offer. The rent amounts to € 224.00 as the rooms from 1.09.2009, not like Ms. Brown has written 124 €. <text:line-break/><text:line-break/>  <text:line-break/><text:line-break/>For definitive reservation please transfer the security deposit (€ 249.00 €) and the first rent (224.00 €) not later than 31.08.2009. Our account details are as follows: HYPOVEREINSBANK SAARBRÜCKEN; Account no. 8750009, BLZ 59,020,090th Towards an EU bank transfer, please use the following information: <text:line-break/><text:line-break/>IBAN: DE 60 5902 0090 0008 7500 09, SWIFT / BIC: HYVEDEMM432. <text:line-break/><text:line-break/>  <text:line-break/><text:line-break/>Please choose quickly and give me your final answer until 13.08.2009. <text:line-break/><text:line-break/>  <text:line-break/><text:line-break/>Yours sincerely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32M36S</meta:editing-duration>
    <meta:editing-cycles>6</meta:editing-cycles>
    <meta:generator>OpenOffice.org/3.1$Win32 OpenOffice.org_project/310m11$Build-9399</meta:generator>
    <dc:date>2009-08-11T11:35:28.60</dc:date>
    <meta:document-statistic meta:table-count="0" meta:image-count="0" meta:object-count="0" meta:page-count="2" meta:paragraph-count="14" meta:word-count="394" meta:character-count="2765"/>
    <meta:user-defined meta:name="Info 1"/>
    <meta:user-defined meta:name="Info 2"/>
    <meta:user-defined meta:name="Info 3"/>
    <meta:user-defined meta:name="Info 4"/>
  </office:meta>
</office:document-meta>
</file>